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2c581" officeooo:paragraph-rsid="0012c58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2c581" officeooo:paragraph-rsid="0012c581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2c581" officeooo:paragraph-rsid="0012c581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tzerdaten Konzept</text:p>
      <text:p text:style-name="P1"/>
      <text:p text:style-name="P2">Daten:</text:p>
      <text:p text:style-name="P2"/>
      <text:list xml:id="list6818515861627367919" text:style-name="L1">
        <text:list-item>
          <text:p text:style-name="P3">Nutzername </text:p>
        </text:list-item>
        <text:list-item>
          <text:p text:style-name="P3">Email</text:p>
        </text:list-item>
        <text:list-item>
          <text:p text:style-name="P3">Letzter Track</text:p>
        </text:list-item>
        <text:list-item>
          <text:p text:style-name="P3">Alle eigenen Track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20:06:33.949370319</meta:creation-date>
    <dc:date>2014-09-24T20:08:33.242194010</dc:date>
    <meta:editing-duration>P0D</meta:editing-duration>
    <meta:editing-cycles>1</meta:editing-cycles>
    <meta:document-statistic meta:table-count="0" meta:image-count="0" meta:object-count="0" meta:page-count="1" meta:paragraph-count="6" meta:word-count="14" meta:character-count="81" meta:non-whitespace-character-count="76"/>
    <meta:generator>LibreOffice/4.2.6.3$Linux_X86_64 LibreOffice_project/420m0$Build-3</meta:generator>
  </office:meta>
</office:document-meta>
</file>